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3ea7"/>
    </style:style>
    <style:style style:name="P2" style:family="paragraph" style:parent-style-name="Standard">
      <style:paragraph-properties fo:text-align="center" style:justify-single-word="false"/>
      <style:text-properties fo:font-size="18pt" officeooo:rsid="00003ea7" officeooo:paragraph-rsid="00003ea7" style:font-size-asian="18pt" style:font-size-complex="18pt"/>
    </style:style>
    <style:style style:name="P3" style:family="paragraph" style:parent-style-name="Standard">
      <style:text-properties officeooo:paragraph-rsid="0005bcb6"/>
    </style:style>
    <style:style style:name="P4" style:family="paragraph" style:parent-style-name="Standard">
      <style:text-properties fo:language="en" fo:country="US" officeooo:rsid="000e63c1" officeooo:paragraph-rsid="000e63c1"/>
    </style:style>
    <style:style style:name="P5" style:family="paragraph" style:parent-style-name="Standard">
      <style:text-properties fo:font-size="14pt" fo:language="en" fo:country="US" officeooo:rsid="000e8dab" officeooo:paragraph-rsid="000e63c1" style:font-size-asian="14pt" style:font-size-complex="14pt"/>
    </style:style>
    <style:style style:name="P6" style:family="paragraph" style:parent-style-name="Standard">
      <style:text-properties fo:font-size="14pt" officeooo:paragraph-rsid="0005bcb6" style:font-size-asian="14pt" style:font-size-complex="14pt"/>
    </style:style>
    <style:style style:name="P7" style:family="paragraph" style:parent-style-name="Standard">
      <style:text-properties fo:font-size="14pt" officeooo:rsid="00077319" officeooo:paragraph-rsid="00077319" style:font-size-asian="14pt" style:font-size-complex="14pt"/>
    </style:style>
    <style:style style:name="P8" style:family="paragraph" style:parent-style-name="Standard">
      <style:text-properties fo:font-size="14pt" officeooo:rsid="00077319" officeooo:paragraph-rsid="0016e3d2" style:font-size-asian="14pt" style:font-size-complex="14pt"/>
    </style:style>
    <style:style style:name="P9" style:family="paragraph" style:parent-style-name="Standard">
      <style:text-properties fo:font-size="14pt" officeooo:rsid="000a123b" officeooo:paragraph-rsid="000a123b" style:font-size-asian="14pt" style:font-size-complex="14pt"/>
    </style:style>
    <style:style style:name="P10" style:family="paragraph" style:parent-style-name="Standard">
      <style:text-properties fo:font-size="14pt" officeooo:paragraph-rsid="00092d6d" style:font-size-asian="14pt" style:font-size-complex="14pt"/>
    </style:style>
    <style:style style:name="P11" style:family="paragraph" style:parent-style-name="Standard">
      <style:text-properties fo:font-size="14pt" officeooo:paragraph-rsid="0016e3d2" style:font-size-asian="14pt" style:font-size-complex="14pt"/>
    </style:style>
    <style:style style:name="P12" style:family="paragraph" style:parent-style-name="Standard">
      <style:text-properties fo:font-size="14pt" officeooo:paragraph-rsid="000e63c1" style:font-size-asian="14pt" style:font-size-complex="14pt"/>
    </style:style>
    <style:style style:name="T1" style:family="text">
      <style:text-properties fo:language="en" fo:country="US"/>
    </style:style>
    <style:style style:name="T2" style:family="text">
      <style:text-properties fo:language="en" fo:country="US" officeooo:rsid="0005bcb6"/>
    </style:style>
    <style:style style:name="T3" style:family="text">
      <style:text-properties fo:language="en" fo:country="US" officeooo:rsid="00077319"/>
    </style:style>
    <style:style style:name="T4" style:family="text">
      <style:text-properties fo:language="en" fo:country="US" officeooo:rsid="00087844"/>
    </style:style>
    <style:style style:name="T5" style:family="text">
      <style:text-properties fo:language="en" fo:country="US" officeooo:rsid="0008a808"/>
    </style:style>
    <style:style style:name="T6" style:family="text">
      <style:text-properties fo:language="en" fo:country="US" officeooo:rsid="000951cd"/>
    </style:style>
    <style:style style:name="T7" style:family="text">
      <style:text-properties fo:language="en" fo:country="US" officeooo:rsid="00092d6d"/>
    </style:style>
    <style:style style:name="T8" style:family="text">
      <style:text-properties fo:language="en" fo:country="US" officeooo:rsid="000bb4eb"/>
    </style:style>
    <style:style style:name="T9" style:family="text">
      <style:text-properties fo:language="en" fo:country="US" officeooo:rsid="000d7fa8"/>
    </style:style>
    <style:style style:name="T10" style:family="text">
      <style:text-properties fo:language="en" fo:country="US" officeooo:rsid="000e63c1"/>
    </style:style>
    <style:style style:name="T11" style:family="text">
      <style:text-properties fo:language="en" fo:country="US" officeooo:rsid="000e8dab"/>
    </style:style>
    <style:style style:name="T12" style:family="text">
      <style:text-properties fo:language="en" fo:country="US" officeooo:rsid="0014c4d4"/>
    </style:style>
    <style:style style:name="T13" style:family="text">
      <style:text-properties fo:language="en" fo:country="US" officeooo:rsid="00157048"/>
    </style:style>
    <style:style style:name="T14" style:family="text">
      <style:text-properties officeooo:rsid="0003df2f"/>
    </style:style>
    <style:style style:name="T15" style:family="text">
      <style:text-properties officeooo:rsid="0005bc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pic 3: The challenge of freedom in a diverse society</text:p>
      <text:p text:style-name="P2">Why do you care?</text:p>
      <text:p text:style-name="P1"/>
      <text:p text:style-name="P11"><text:span text:style-name="T14">I live in a free country. I can be whoever I want and can do whatever I want. I can choose my religion. Good thing that I didn’t choose Islam, otherwise the m</text:span>uezzin <text:span text:style-name="T15">would call for me five times a day.</text:span></text:p>
      <text:p text:style-name="P11"><text:span text:style-name="T15">But what if I were be a Muslim and </text:span><text:bookmark text:name="tw-target-text"/><text:span text:style-name="T15">the </text:span><text:span text:style-name="T1">muezzin </text:span><text:span text:style-name="T2">would sing five times a day. Other people would freak out about all this loud noise, especially in the night. This is why there is a law which allows the muezzins to only sing throughout the day. </text:span><text:span text:style-name="T3">But doesn’t that interferes with my freedom and choice of religion?</text:span></text:p>
      <text:p text:style-name="P6"><text:span text:style-name="T3"/></text:p>
      <text:p text:style-name="P8"><text:span text:style-name="T1">I live in a free country. I can vote whoever I want or even run for politics myself. </text:span><text:span text:style-name="T4">I also can criticize other politicians. But can I say rude things about other people or even lie about them? Sure there is a law against that, </text:span><text:span text:style-name="T12">and</text:span><text:span text:style-name="T4"> that </text:span><text:span text:style-name="T5">does</text:span><text:span text:style-name="T4"> mean, I don’t </text:span><text:span text:style-name="T12">even </text:span><text:span text:style-name="T4">have the right to do this.</text:span></text:p>
      <text:p text:style-name="P8"><text:span text:style-name="T4">I also can’t just spray my opinion on a random wall or force a newspaper to publish my articles, but that mean</text:span><text:span text:style-name="T5">s</text:span><text:span text:style-name="T4"> I </text:span><text:span text:style-name="T12">am not allowed to</text:span><text:span text:style-name="T4"> spread my thoughts the same way other people </text:span><text:span text:style-name="T12">just do</text:span><text:span text:style-name="T4">. Doesn’t that interfere with my freedom of opinion and </text:span><text:span text:style-name="T12">the freedom of speech</text:span><text:span text:style-name="T4">?</text:span></text:p>
      <text:p text:style-name="P7"><text:span text:style-name="T4"/></text:p>
      <text:p text:style-name="P10"><text:span text:style-name="T4">I </text:span><text:span text:style-name="T7">live in a free country. </text:span><text:span text:style-name="T6">I am accepted no matter my sexuality. But some people do not like this. They find it </text:span><text:bookmark text:name="tw-target-text2"/><text:span text:style-name="T6">disgusting to see people in non-”normal”-relationships in public. But shouldn’t there be a law against that? Do they have the right to even think whether they find it disgusting or not, or should they just stop caring. And why do they care? Wouldn’t a law against that interfere with many peoples freedom of there own personality?</text:span></text:p>
      <text:p text:style-name="P10"><text:span text:style-name="T6"/></text:p>
      <text:p text:style-name="P9"><text:span text:style-name="T6">S</text:span><text:span text:style-name="T1">o who is this instance that decides whether </text:span><text:span text:style-name="T8">something can be done in terms of self expression and freedom, and what cannot be done because it interferes with other peoples freedom. I think, that freedom for everybody also comes with restrictions. </text:span><text:span text:style-name="T9">A full freedom for everybody isn’t even possible in theory due to the fact, that every individual thinks different, </text:span><text:span text:style-name="T13">feels different and acts different</text:span><text:span text:style-name="T9">. So it would require everybody to think the same way to achieve ultimate freedom, but everybody thinking the same way would also extinguish the </text:span><text:span text:style-name="T10">individual.</text:span><text:span text:style-name="T9"> </text:span></text:p>
      <text:p text:style-name="P9"><text:span text:style-name="T9"/></text:p>
      <text:p text:style-name="P12"><text:span text:style-name="T9">T</text:span><text:span text:style-name="T10">o sum up, rules are needed to achieve a point as close as possible to everyone’s freedom and in</text:span><text:bookmark text:name="tw-target-text3"/><text:span text:style-name="T10">dividuality. </text:span><text:span text:style-name="T11">Or to clarify: People need to be forced to be free the right way. </text:span><text:span text:style-name="T10">It depends on everybody to understand, that </text:span><text:span text:style-name="T11">freedom also means respecting each others freedom and that people are different, or as Rosa Luxemburg said “Freedom is always the freedom of the dissenter”.</text:span></text:p>
      <text:p text:style-name="P5"/>
      <text:p text:style-name="P5"><text:soft-page-break/></text:p>
      <text:p text:style-name="P5"/>
      <text:p text:style-name="P5"/>
      <text:p text:style-name="P5"/>
      <text:p text:style-name="P5"/>
      <text:p text:style-name="P5"/>
      <text:p text:style-name="P5">I wive in a fwee countwy. I cawn be whoevew i wawnt awnd cawn duwu whatevew i wawnt. I cawn choose my wewigion. Good thing thawt i didn’t choose iswam, othewwise the muezzin wouwd sing out in the wowwd five times a day. But whawt if i wouwd be a muswim awnd the muezzin wouwd sing five times a day. Othew peopwe wouwd fweak out abouwt aww thiws woud noise, especiawwy in the night. Thiws iws why thewe iws a waw which awwows the muezzins tuwu onwy sing thwoughout the day. But doesn’t thawt intewfewes with my fweedom awnd choice of wewigion?</text:p>
      <text:p text:style-name="P5">i wive in a fwee countwy. I cawn vote whoevew i wawnt ow even wun fow powitics mysewf. I awso cawn cwiticize othew powiticians. But cawn i say wude things abouwt othew peopwe ow even wie abouwt thewm? suwe thewe iws a waw against thawt, but thawt does awso mean, i don’t have the wight tuwu duwu even thiws. I awso can’t juwst spway my opinion own a wandom waww ow fowce a newspapew tuwu pubwish my awticwes, but thawt means i can’t spwead my thoughts the same way sowme othew peopwe cawn. Doesn’t thawt intewfewes with my fweedom of my own opinion awnd it’s expwession?</text:p>
      <text:p text:style-name="P5">i wive in a fwee countwy. I am accepted no mattew my sexuawity. But sowme peopwe duwu nowt wike thiws sociaw awaweness. They find iwt disgusting tuwu see peopwe in non-”nowmaw”-wewationships in pubwic. But shouwdn’t thewe be a waw against thawt? duwu they have the wight tuwu even think whethew they find iwt disgusting ow nowt, ow shouwd they juwst stowp cawing. Awnd why duwu they cawe? wouwdn’t a waw against thawt intewfewe with many peopwes fweedom of thewe own pewsonawity?</text:p>
      <text:p text:style-name="P5">so who iws thiws instance thawt decides whethew something cawn be done in tewms of sewf expwession awnd fweedom, awnd whawt cannot be done because iwt intewfewes with othew peopwes fweedom. I think, thawt fweedom fow evewybody awso cowmes with westwictions. A fuww fweedom fow evewybody isn’t even possibwe in theowy due tuwu the fact, thawt evewy individuaw thinks diffewent. So iwt wouwd wequiwe evewybody tuwu think the same way tuwu achieve uwtimate fweedom, but evewybody thinking the same way wouwd awso extinguish the individuaw. </text:p>
      <text:p text:style-name="P5"><text:s/>tuwu sum up, wuwes awe needed tuwu achieve a point as cwose as possibwe tuwu evewyone’s fweedom awnd individuawity. Ow tuwu cwawify: peopwe need tuwu be fowced tuwu be fwee the wight way. Iwt depends own evewybody tuwu undewstand, thawt fweedom awso means wespecting each othews fweedom awnd thawt peopwe awe diffewent, ow as wosa wuxembuwg said “fweedom iws awways the fweedom of the dissentew”.</text:p>
      <text:p text:style-name="P4"/>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1-05-03T01:48:59.993000000</dc:date>
    <meta:editing-duration>PT8H50M19S</meta:editing-duration>
    <meta:editing-cycles>10</meta:editing-cycles>
    <meta:document-statistic meta:table-count="0" meta:image-count="0" meta:object-count="0" meta:page-count="3" meta:paragraph-count="14" meta:word-count="895" meta:character-count="5025" meta:non-whitespace-character-count="4141"/>
  </office:meta>
</office:document-meta>
</file>